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457in"/>
    </style:style>
    <style:style style:name="co2" style:family="table-column">
      <style:table-column-properties fo:break-before="auto" style:column-width="0.9382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9.9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ummary</text:p>
          </table:table-cell>
        </table:table-row>
        <table:table-row table:style-name="ro1">
          <table:table-cell office:value-type="float" office:value="139625" calcext:value-type="float">
            <text:p>139625</text:p>
          </table:table-cell>
          <table:table-cell office:value-type="string" calcext:value-type="string">
            <text:p>Libvirt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rror when using --copy-storage-inc option for selective block migration</text:p>
          </table:table-cell>
        </table:table-row>
        <table:table-row table:style-name="ro1">
          <table:table-cell office:value-type="float" office:value="139561" calcext:value-type="float">
            <text:p>139561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documentation regarding "install from DVD" is incomplete</text:p>
          </table:table-cell>
        </table:table-row>
        <table:table-row table:style-name="ro1">
          <table:table-cell office:value-type="float" office:value="139403" calcext:value-type="float">
            <text:p>139403</text:p>
          </table:table-cell>
          <table:table-cell office:value-type="string" calcext:value-type="string">
            <text:p>Web-Installer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In web-installer interface Port field possible to input any symbols not only digital but any letters</text:p>
          </table:table-cell>
        </table:table-row>
        <table:table-row table:style-name="ro1">
          <table:table-cell office:value-type="float" office:value="139402" calcext:value-type="float">
            <text:p>139402</text:p>
          </table:table-cell>
          <table:table-cell office:value-type="string" calcext:value-type="string">
            <text:p>Web-Installer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In web-installer interface Static IP, Netmask and Gateway fields do not support ***.***.***.*** mask</text:p>
          </table:table-cell>
        </table:table-row>
        <table:table-row table:style-name="ro1">
          <table:table-cell office:value-type="float" office:value="139366" calcext:value-type="float">
            <text:p>139366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NEEDINFO</text:p>
          </table:table-cell>
          <table:table-cell office:value-type="string" calcext:value-type="string">
            <text:p>not possible to install on unformatted disk: KVMIBMCO03013</text:p>
          </table:table-cell>
        </table:table-row>
        <table:table-row table:style-name="ro1">
          <table:table-cell office:value-type="float" office:value="139387" calcext:value-type="float">
            <text:p>139387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anceling out of virt-install from initial install pane <text:s/>puts guest being created into infinite loop.</text:p>
          </table:table-cell>
        </table:table-row>
        <table:table-row table:style-name="ro1">
          <table:table-cell office:value-type="float" office:value="139411" calcext:value-type="float">
            <text:p>139411</text:p>
          </table:table-cell>
          <table:table-cell office:value-type="string" calcext:value-type="string">
            <text:p>Web-Installer</text:p>
          </table:table-cell>
          <table:table-cell office:value-type="string" calcext:value-type="string">
            <text:p>FIXEDAWAITINGTEST</text:p>
          </table:table-cell>
          <table:table-cell office:value-type="string" calcext:value-type="string">
            <text:p>In web-installer interface on the IP configuration page DNS server field is missing but presents in the mockup</text:p>
          </table:table-cell>
        </table:table-row>
        <table:table-row table:style-name="ro1">
          <table:table-cell office:value-type="float" office:value="139332" calcext:value-type="float">
            <text:p>139332</text:p>
          </table:table-cell>
          <table:table-cell office:value-type="string" calcext:value-type="string">
            <text:p>Libvirt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rror when trying to migrate 5 or more non-shared disks using selective block migration</text:p>
          </table:table-cell>
        </table:table-row>
        <table:table-row table:style-name="ro1">
          <table:table-cell office:value-type="float" office:value="139293" calcext:value-type="float">
            <text:p>139293</text:p>
          </table:table-cell>
          <table:table-cell office:value-type="string" calcext:value-type="string">
            <text:p>Libvirt</text:p>
          </table:table-cell>
          <table:table-cell office:value-type="string" calcext:value-type="string">
            <text:p>NEEDINFO</text:p>
          </table:table-cell>
          <table:table-cell office:value-type="string" calcext:value-type="string">
            <text:p>crash of guest, hangs virt-manager on host</text:p>
          </table:table-cell>
        </table:table-row>
        <table:table-row table:style-name="ro1">
          <table:table-cell office:value-type="float" office:value="139286" calcext:value-type="float">
            <text:p>139286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Request wok code for metis-beta4.1 release</text:p>
          </table:table-cell>
        </table:table-row>
        <table:table-row table:style-name="ro1">
          <table:table-cell office:value-type="float" office:value="139285" calcext:value-type="float">
            <text:p>139285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NEEDINFO</text:p>
          </table:table-cell>
          <table:table-cell office:value-type="string" calcext:value-type="string">
            <text:p>zhpm package for metis-beta4.1 release</text:p>
          </table:table-cell>
        </table:table-row>
        <table:table-row table:style-name="ro1">
          <table:table-cell office:value-type="float" office:value="139093" calcext:value-type="float">
            <text:p>139093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FIXEDAWAITINGTEST</text:p>
          </table:table-cell>
          <table:table-cell office:value-type="string" calcext:value-type="string">
            <text:p>zipl command when 1st path to scsi is offline gets: Use of uninitialized value $blocksize in scalar chomp at /lib/s390-tools/zipl_helper.device-mapper line 518.</text:p>
          </table:table-cell>
        </table:table-row>
        <table:table-row table:style-name="ro1">
          <table:table-cell office:value-type="float" office:value="138909" calcext:value-type="float">
            <text:p>138909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FIXEDAWAITINGTEST</text:p>
          </table:table-cell>
          <table:table-cell office:value-type="string" calcext:value-type="string">
            <text:p>Installer can not handle partition size using new blivet pkg for metis beta3.2</text:p>
          </table:table-cell>
        </table:table-row>
        <table:table-row table:style-name="ro1">
          <table:table-cell office:value-type="float" office:value="138934" calcext:value-type="float">
            <text:p>138934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NEEDINFO</text:p>
          </table:table-cell>
          <table:table-cell office:value-type="string" calcext:value-type="string">
            <text:p>Installer partition summary shows swap partition, but it is not created</text:p>
          </table:table-cell>
        </table:table-row>
        <table:table-row table:style-name="ro1">
          <table:table-cell office:value-type="float" office:value="138924" calcext:value-type="float">
            <text:p>138924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uperf tcp_stream test regresses ~5% in metis beta 3.1 compared to metis beta 2.3</text:p>
          </table:table-cell>
        </table:table-row>
        <table:table-row table:style-name="ro1">
          <table:table-cell office:value-type="float" office:value="138849" calcext:value-type="float">
            <text:p>138849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The installation fails with KVMIBMPR53412 for two network devices in the kickstart file</text:p>
          </table:table-cell>
        </table:table-row>
        <table:table-row table:style-name="ro1">
          <table:table-cell office:value-type="float" office:value="138891" calcext:value-type="float">
            <text:p>138891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VM:wok daemon Hygiene Overall logging clean up and enhancements</text:p>
          </table:table-cell>
        </table:table-row>
        <table:table-row table:style-name="ro1">
          <table:table-cell office:value-type="float" office:value="138827" calcext:value-type="float">
            <text:p>138827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ysbench Threads test regresses 7-8% on Metis Beta3.1 compared to Metis Beta2.3</text:p>
          </table:table-cell>
        </table:table-row>
        <table:table-row table:style-name="ro1">
          <table:table-cell office:value-type="float" office:value="138828" calcext:value-type="float">
            <text:p>138828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ysbench oltp mysql regression on Metis beta3.1 when compared to Metis beta 2.3</text:p>
          </table:table-cell>
        </table:table-row>
        <table:table-row table:style-name="ro1">
          <table:table-cell office:value-type="float" office:value="138687" calcext:value-type="float">
            <text:p>138687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VM:STOR filter - filter on a non existing chars in stor list so No Results Found! Overwrite with blank chars and No Results Found</text:p>
          </table:table-cell>
        </table:table-row>
        <table:table-row table:style-name="ro1">
          <table:table-cell office:value-type="float" office:value="138702" calcext:value-type="float">
            <text:p>13870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uperf TCP_RR test regresses ~8% in Metis Beta 3.1</text:p>
          </table:table-cell>
        </table:table-row>
        <table:table-row table:style-name="ro1">
          <table:table-cell office:value-type="float" office:value="138658" calcext:value-type="float">
            <text:p>138658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yum.log does not contain package install information</text:p>
          </table:table-cell>
        </table:table-row>
        <table:table-row table:style-name="ro1">
          <table:table-cell office:value-type="float" office:value="138559" calcext:value-type="float">
            <text:p>138559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FIXEDAWAITINGTEST</text:p>
          </table:table-cell>
          <table:table-cell office:value-type="string" calcext:value-type="string">
            <text:p>SCSI_Dump: Impossible to install the dump tool</text:p>
          </table:table-cell>
        </table:table-row>
        <table:table-row table:style-name="ro1">
          <table:table-cell office:value-type="float" office:value="138561" calcext:value-type="float">
            <text:p>138561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FIXEDAWAITINGTEST</text:p>
          </table:table-cell>
          <table:table-cell office:value-type="string" calcext:value-type="string">
            <text:p>assertion failed at net/ipv6/mcast.c <text:s/>when rebooting after Vulcan FP1 upgrade</text:p>
          </table:table-cell>
        </table:table-row>
        <table:table-row table:style-name="ro1">
          <table:table-cell office:value-type="float" office:value="138553" calcext:value-type="float">
            <text:p>13855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FIXEDAWAITINGTEST</text:p>
          </table:table-cell>
          <table:table-cell office:value-type="string" calcext:value-type="string">
            <text:p>mm: fix mlock accouting</text:p>
          </table:table-cell>
        </table:table-row>
        <table:table-row table:style-name="ro1">
          <table:table-cell office:value-type="float" office:value="138557" calcext:value-type="float">
            <text:p>138557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FIXEDAWAITINGTEST</text:p>
          </table:table-cell>
          <table:table-cell office:value-type="string" calcext:value-type="string">
            <text:p>During Kronos to Vulcan RC1 upgrade, get RTNL: assertion failed at net/core/dev.c (4577)</text:p>
          </table:table-cell>
        </table:table-row>
        <table:table-row table:style-name="ro1">
          <table:table-cell office:value-type="float" office:value="138560" calcext:value-type="float">
            <text:p>138560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FIXEDAWAITINGTEST</text:p>
          </table:table-cell>
          <table:table-cell office:value-type="string" calcext:value-type="string">
            <text:p>[R-Test] rcu sched timeouts with huge guests during managedsave</text:p>
          </table:table-cell>
        </table:table-row>
        <table:table-row table:style-name="ro1">
          <table:table-cell office:value-type="float" office:value="138493" calcext:value-type="float">
            <text:p>138493</text:p>
          </table:table-cell>
          <table:table-cell office:value-type="string" calcext:value-type="string">
            <text:p>Libvirt</text:p>
          </table:table-cell>
          <table:table-cell office:value-type="string" calcext:value-type="string">
            <text:p>FIXEDAWAITINGTEST</text:p>
          </table:table-cell>
          <table:table-cell office:value-type="string" calcext:value-type="string">
            <text:p>Migration crashes libvirt when ovsbridge port is removed from guest</text:p>
          </table:table-cell>
        </table:table-row>
        <table:table-row table:style-name="ro1">
          <table:table-cell office:value-type="float" office:value="138494" calcext:value-type="float">
            <text:p>138494</text:p>
          </table:table-cell>
          <table:table-cell office:value-type="string" calcext:value-type="string">
            <text:p>Libvirt</text:p>
          </table:table-cell>
          <table:table-cell office:value-type="string" calcext:value-type="string">
            <text:p>FIXEDAWAITINGTEST</text:p>
          </table:table-cell>
          <table:table-cell office:value-type="string" calcext:value-type="string">
            <text:p>VIrsh shutdown gets journal message: “nl_recv returned with error: No buffer space available”</text:p>
          </table:table-cell>
        </table:table-row>
        <table:table-row table:style-name="ro1">
          <table:table-cell office:value-type="float" office:value="138495" calcext:value-type="float">
            <text:p>138495</text:p>
          </table:table-cell>
          <table:table-cell office:value-type="string" calcext:value-type="string">
            <text:p>Libvirt</text:p>
          </table:table-cell>
          <table:table-cell office:value-type="string" calcext:value-type="string">
            <text:p>FIXEDAWAITINGTEST</text:p>
          </table:table-cell>
          <table:table-cell office:value-type="string" calcext:value-type="string">
            <text:p>libvirt has O(n^2) complexity for macvtap devices</text:p>
          </table:table-cell>
        </table:table-row>
        <table:table-row table:style-name="ro1">
          <table:table-cell office:value-type="float" office:value="138470" calcext:value-type="float">
            <text:p>138470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g_luns cannot display more than 1023 luns</text:p>
          </table:table-cell>
        </table:table-row>
        <table:table-row table:style-name="ro1">
          <table:table-cell office:value-type="float" office:value="138403" calcext:value-type="float">
            <text:p>138403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FIXEDAWAITINGTEST</text:p>
          </table:table-cell>
          <table:table-cell office:value-type="string" calcext:value-type="string">
            <text:p>SDL2-devel for the build system</text:p>
          </table:table-cell>
        </table:table-row>
        <table:table-row table:style-name="ro1">
          <table:table-cell office:value-type="float" office:value="138371" calcext:value-type="float">
            <text:p>138371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Installation exited with error code: KVMIBMC002011 on unformated disk</text:p>
          </table:table-cell>
        </table:table-row>
        <table:table-row table:style-name="ro1">
          <table:table-cell office:value-type="float" office:value="138372" calcext:value-type="float">
            <text:p>13837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FIXEDAWAITINGTEST</text:p>
          </table:table-cell>
          <table:table-cell office:value-type="string" calcext:value-type="string">
            <text:p>DNS specified during installer does not get set correctly on host</text:p>
          </table:table-cell>
        </table:table-row>
        <table:table-row table:style-name="ro1">
          <table:table-cell office:value-type="float" office:value="138249" calcext:value-type="float">
            <text:p>138249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FIXEDAWAITINGTEST</text:p>
          </table:table-cell>
          <table:table-cell office:value-type="string" calcext:value-type="string">
            <text:p>kvmibm-release package has wrong license and build information</text:p>
          </table:table-cell>
        </table:table-row>
        <table:table-row table:style-name="ro1">
          <table:table-cell office:value-type="float" office:value="138250" calcext:value-type="float">
            <text:p>138250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Story 71322: PCR 71322 : including lsb_release support</text:p>
          </table:table-cell>
        </table:table-row>
        <table:table-row table:style-name="ro1">
          <table:table-cell office:value-type="float" office:value="138266" calcext:value-type="float">
            <text:p>138266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read() on urllib2.urlopen() object fails intermittently when connecting to proftpd</text:p>
          </table:table-cell>
        </table:table-row>
        <table:table-row table:style-name="ro1">
          <table:table-cell office:value-type="float" office:value="138301" calcext:value-type="float">
            <text:p>138301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VM: Add Bond/vlan with existing name is allowed. Isn't it should notify that its already existing?</text:p>
          </table:table-cell>
        </table:table-row>
        <table:table-row table:style-name="ro1">
          <table:table-cell office:value-type="float" office:value="138252" calcext:value-type="float">
            <text:p>138252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NEEDINFO</text:p>
          </table:table-cell>
          <table:table-cell office:value-type="string" calcext:value-type="string">
            <text:p>IPV6 set up lost after upgrade execution</text:p>
          </table:table-cell>
        </table:table-row>
        <table:table-row table:style-name="ro1">
          <table:table-cell office:value-type="float" office:value="138079" calcext:value-type="float">
            <text:p>138079</text:p>
          </table:table-cell>
          <table:table-cell office:value-type="string" calcext:value-type="string">
            <text:p>Libvirt</text:p>
          </table:table-cell>
          <table:table-cell office:value-type="string" calcext:value-type="string">
            <text:p>FIXEDAWAITINGTEST</text:p>
          </table:table-cell>
          <table:table-cell office:value-type="string" calcext:value-type="string">
            <text:p>Guest Dump triggered by watchdog action not memory-only, <text:s/>so can't be processed by crash on the guest</text:p>
          </table:table-cell>
        </table:table-row>
        <table:table-row table:style-name="ro1">
          <table:table-cell office:value-type="float" office:value="138072" calcext:value-type="float">
            <text:p>138072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FIXEDAWAITINGTEST</text:p>
          </table:table-cell>
          <table:table-cell office:value-type="string" calcext:value-type="string">
            <text:p>KVM: s390: fix mismatch between user and in-kernel guest <text:s/>limit</text:p>
          </table:table-cell>
        </table:table-row>
        <table:table-row table:style-name="ro1">
          <table:table-cell office:value-type="float" office:value="138073" calcext:value-type="float">
            <text:p>138073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FIXEDAWAITINGTEST</text:p>
          </table:table-cell>
          <table:table-cell office:value-type="string" calcext:value-type="string">
            <text:p>[R-Test] qemu process doing managedsave cannot be killed for potentially a long time</text:p>
          </table:table-cell>
        </table:table-row>
        <table:table-row table:style-name="ro1">
          <table:table-cell office:value-type="float" office:value="138076" calcext:value-type="float">
            <text:p>138076</text:p>
          </table:table-cell>
          <table:table-cell office:value-type="string" calcext:value-type="string">
            <text:p>Libvirt</text:p>
          </table:table-cell>
          <table:table-cell office:value-type="string" calcext:value-type="string">
            <text:p>FIXEDAWAITINGTEST</text:p>
          </table:table-cell>
          <table:table-cell office:value-type="string" calcext:value-type="string">
            <text:p>[R-Test] Race condition when sharing initrd between guests</text:p>
          </table:table-cell>
        </table:table-row>
        <table:table-row table:style-name="ro1">
          <table:table-cell office:value-type="float" office:value="138032" calcext:value-type="float">
            <text:p>138032</text:p>
          </table:table-cell>
          <table:table-cell office:value-type="string" calcext:value-type="string">
            <text:p>Libvirt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Concurrent Migrations &gt;=45 Fail to Vulcan RC1 with: error: End of file while reading data: Ncat: Invalid argument.: Input/output error</text:p>
          </table:table-cell>
        </table:table-row>
        <table:table-row table:style-name="ro1">
          <table:table-cell office:value-type="float" office:value="138043" calcext:value-type="float">
            <text:p>138043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VM: Concurrent Enable/disable Lun scan.</text:p>
          </table:table-cell>
        </table:table-row>
        <table:table-row table:style-name="ro1">
          <table:table-cell office:value-type="float" office:value="138007" calcext:value-type="float">
            <text:p>138007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figuration backup UI enhancement.</text:p>
          </table:table-cell>
        </table:table-row>
        <table:table-row table:style-name="ro1">
          <table:table-cell office:value-type="float" office:value="137989" calcext:value-type="float">
            <text:p>137989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FIXEDAWAITINGTEST</text:p>
          </table:table-cell>
          <table:table-cell office:value-type="string" calcext:value-type="string">
            <text:p>GUI creates ifcfg- file even after error is thrown</text:p>
          </table:table-cell>
        </table:table-row>
        <table:table-row table:style-name="ro1">
          <table:table-cell office:value-type="float" office:value="137743" calcext:value-type="float">
            <text:p>137743</text:p>
          </table:table-cell>
          <table:table-cell office:value-type="string" calcext:value-type="string">
            <text:p>QEMU</text:p>
          </table:table-cell>
          <table:table-cell office:value-type="string" calcext:value-type="string">
            <text:p>FIXEDAWAITINGTEST</text:p>
          </table:table-cell>
          <table:table-cell office:value-type="string" calcext:value-type="string">
            <text:p>managedsave: kvm ignores signal, fails to exit</text:p>
          </table:table-cell>
        </table:table-row>
        <table:table-row table:style-name="ro1">
          <table:table-cell office:value-type="float" office:value="137708" calcext:value-type="float">
            <text:p>137708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VM[Updates]: Add Does not work</text:p>
          </table:table-cell>
        </table:table-row>
        <table:table-row table:style-name="ro1">
          <table:table-cell office:value-type="float" office:value="137627" calcext:value-type="float">
            <text:p>137627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VM:[Updates] The interface for Actions under the Updates Panel is inconsistent and does not make sense</text:p>
          </table:table-cell>
        </table:table-row>
        <table:table-row table:style-name="ro1">
          <table:table-cell office:value-type="float" office:value="137631" calcext:value-type="float">
            <text:p>137631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VM[Updates]: Edit does not work on an existing repos</text:p>
          </table:table-cell>
        </table:table-row>
        <table:table-row table:style-name="ro1">
          <table:table-cell office:value-type="float" office:value="137632" calcext:value-type="float">
            <text:p>137632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VM[Updates]: Action-&gt;Add you have 2 info notes under options that refer to DEB repos. We are still on RHEL so yum</text:p>
          </table:table-cell>
        </table:table-row>
        <table:table-row table:style-name="ro1">
          <table:table-cell office:value-type="float" office:value="137556" calcext:value-type="float">
            <text:p>137556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he activation of interface shows a successful message <text:s/>but is not activated in actual</text:p>
          </table:table-cell>
        </table:table-row>
        <table:table-row table:style-name="ro1">
          <table:table-cell office:value-type="float" office:value="137449" calcext:value-type="float">
            <text:p>137449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[NET1504]It takes a lot of time to add 2047 MAC to the OSA (the problem didn't exist at first)</text:p>
          </table:table-cell>
        </table:table-row>
        <table:table-row table:style-name="ro1">
          <table:table-cell office:value-type="float" office:value="137506" calcext:value-type="float">
            <text:p>137506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HVM: Scalability: deletion of network interface message</text:p>
          </table:table-cell>
        </table:table-row>
        <table:table-row table:style-name="ro1">
          <table:table-cell office:value-type="float" office:value="137293" calcext:value-type="float">
            <text:p>137293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FIXEDAWAITINGTEST</text:p>
          </table:table-cell>
          <table:table-cell office:value-type="string" calcext:value-type="string">
            <text:p>Installer fails with new mcp 8.2 blivet package</text:p>
          </table:table-cell>
        </table:table-row>
        <table:table-row table:style-name="ro1">
          <table:table-cell office:value-type="float" office:value="137327" calcext:value-type="float">
            <text:p>137327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VM: Providing details about all the users logged in via UI, and each user active session info.</text:p>
          </table:table-cell>
        </table:table-row>
        <table:table-row table:style-name="ro1">
          <table:table-cell office:value-type="float" office:value="137296" calcext:value-type="float">
            <text:p>137296</text:p>
          </table:table-cell>
          <table:table-cell office:value-type="string" calcext:value-type="string">
            <text:p>Libvirt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Duplicate guest SCSI disk addresses possible</text:p>
          </table:table-cell>
        </table:table-row>
        <table:table-row table:style-name="ro1">
          <table:table-cell office:value-type="float" office:value="137245" calcext:value-type="float">
            <text:p>137245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ome "ip link set" operations cause OSA interface failure</text:p>
          </table:table-cell>
        </table:table-row>
        <table:table-row table:style-name="ro1">
          <table:table-cell office:value-type="float" office:value="137186" calcext:value-type="float">
            <text:p>137186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Usability issues with the 'Debug Reports' task (follow up from 135845)</text:p>
          </table:table-cell>
        </table:table-row>
        <table:table-row table:style-name="ro1">
          <table:table-cell office:value-type="float" office:value="137243" calcext:value-type="float">
            <text:p>137243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HVM:The option to remove an iSCSI device is available to the user, but it really shouldn't be for Vulcan</text:p>
          </table:table-cell>
        </table:table-row>
        <table:table-row table:style-name="ro1">
          <table:table-cell office:value-type="float" office:value="137160" calcext:value-type="float">
            <text:p>137160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VM: On Reboot or shutdown from UI, the UI does not indicate if system got rebooted or not.</text:p>
          </table:table-cell>
        </table:table-row>
        <table:table-row table:style-name="ro1">
          <table:table-cell office:value-type="float" office:value="137161" calcext:value-type="float">
            <text:p>137161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HVM: Remove luns sometime does not removes all the paths and have to perform multiple deletes</text:p>
          </table:table-cell>
        </table:table-row>
        <table:table-row table:style-name="ro1">
          <table:table-cell office:value-type="float" office:value="137128" calcext:value-type="float">
            <text:p>137128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After installation, in ntp.conf there is mention about "centos"</text:p>
          </table:table-cell>
        </table:table-row>
        <table:table-row table:style-name="ro1">
          <table:table-cell office:value-type="float" office:value="137109" calcext:value-type="float">
            <text:p>137109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HVM user in sudo group can do Admin tasks but GUI shows profile as kimchiuser</text:p>
          </table:table-cell>
        </table:table-row>
        <table:table-row table:style-name="ro1">
          <table:table-cell office:value-type="float" office:value="137051" calcext:value-type="float">
            <text:p>137051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FIXEDAWAITINGTEST</text:p>
          </table:table-cell>
          <table:table-cell office:value-type="string" calcext:value-type="string">
            <text:p>Add user adds ID into an existing group (matching new uid) and creates duplicate gid in /etc/group</text:p>
          </table:table-cell>
        </table:table-row>
        <table:table-row table:style-name="ro1">
          <table:table-cell office:value-type="float" office:value="136914" calcext:value-type="float">
            <text:p>136914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bond interface gets a bootproto of DHCP</text:p>
          </table:table-cell>
        </table:table-row>
        <table:table-row table:style-name="ro1">
          <table:table-cell office:value-type="float" office:value="136814" calcext:value-type="float">
            <text:p>136814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Pacemaker: Can ping only one node by floating IP in Active/Active conf</text:p>
          </table:table-cell>
        </table:table-row>
        <table:table-row table:style-name="ro1">
          <table:table-cell office:value-type="float" office:value="136855" calcext:value-type="float">
            <text:p>136855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FIXEDAWAITINGTEST</text:p>
          </table:table-cell>
          <table:table-cell office:value-type="string" calcext:value-type="string">
            <text:p>After manual install, ifcfg-script contains unpaired quotes resulting network device failure</text:p>
          </table:table-cell>
        </table:table-row>
        <table:table-row table:style-name="ro1">
          <table:table-cell office:value-type="float" office:value="136829" calcext:value-type="float">
            <text:p>136829</text:p>
          </table:table-cell>
          <table:table-cell office:value-type="string" calcext:value-type="string">
            <text:p>Libvirt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libvirt has O(n^2) complexity for macvtap devices</text:p>
          </table:table-cell>
        </table:table-row>
        <table:table-row table:style-name="ro1">
          <table:table-cell office:value-type="float" office:value="136806" calcext:value-type="float">
            <text:p>136806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IPV6 fields UI Validation needs to be done</text:p>
          </table:table-cell>
        </table:table-row>
        <table:table-row table:style-name="ro1">
          <table:table-cell office:value-type="float" office:value="136727" calcext:value-type="float">
            <text:p>136727</text:p>
          </table:table-cell>
          <table:table-cell office:value-type="string" calcext:value-type="string">
            <text:p>Web-Installer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Parallel sessions are enabled for installer.</text:p>
          </table:table-cell>
        </table:table-row>
        <table:table-row table:style-name="ro1">
          <table:table-cell office:value-type="float" office:value="136659" calcext:value-type="float">
            <text:p>136659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FIXEDAWAITINGTEST</text:p>
          </table:table-cell>
          <table:table-cell office:value-type="string" calcext:value-type="string">
            <text:p>[Limit-Test] Unable to boot Host with over 8TB Memory defined</text:p>
          </table:table-cell>
        </table:table-row>
        <table:table-row table:style-name="ro1">
          <table:table-cell office:value-type="float" office:value="136632" calcext:value-type="float">
            <text:p>136632</text:p>
          </table:table-cell>
          <table:table-cell office:value-type="string" calcext:value-type="string">
            <text:p>Web-Installer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Disks description for scsi unclear</text:p>
          </table:table-cell>
        </table:table-row>
        <table:table-row table:style-name="ro1">
          <table:table-cell office:value-type="float" office:value="136594" calcext:value-type="float">
            <text:p>136594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HVM: Storage Device listing shows "Not Record Found" till the time data is getting fetched.</text:p>
          </table:table-cell>
        </table:table-row>
        <table:table-row table:style-name="ro1">
          <table:table-cell office:value-type="float" office:value="136500" calcext:value-type="float">
            <text:p>136500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VM:Volume Group panel enhancement</text:p>
          </table:table-cell>
        </table:table-row>
        <table:table-row table:style-name="ro1">
          <table:table-cell office:value-type="float" office:value="136582" calcext:value-type="float">
            <text:p>136582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IO / NW : When we remove and add network device with out bringing down the interface, NM is playing a role</text:p>
          </table:table-cell>
        </table:table-row>
        <table:table-row table:style-name="ro1">
          <table:table-cell office:value-type="float" office:value="136503" calcext:value-type="float">
            <text:p>136503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VM:Storage Devices panel enhancements</text:p>
          </table:table-cell>
        </table:table-row>
        <table:table-row table:style-name="ro1">
          <table:table-cell office:value-type="float" office:value="136508" calcext:value-type="float">
            <text:p>136508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VM:SAN Adapters panel enhancements</text:p>
          </table:table-cell>
        </table:table-row>
        <table:table-row table:style-name="ro1">
          <table:table-cell office:value-type="float" office:value="136471" calcext:value-type="float">
            <text:p>136471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ation on orphan vlan interface should through an error message instead of successful message</text:p>
          </table:table-cell>
        </table:table-row>
        <table:table-row table:style-name="ro1">
          <table:table-cell office:value-type="float" office:value="136469" calcext:value-type="float">
            <text:p>136469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FIXEDAWAITINGTEST</text:p>
          </table:table-cell>
          <table:table-cell office:value-type="string" calcext:value-type="string">
            <text:p>[R-Test] perl problems in dracut for zipl</text:p>
          </table:table-cell>
        </table:table-row>
        <table:table-row table:style-name="ro1">
          <table:table-cell office:value-type="float" office:value="136358" calcext:value-type="float">
            <text:p>136358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FIXEDAWAITINGTEST</text:p>
          </table:table-cell>
          <table:table-cell office:value-type="string" calcext:value-type="string">
            <text:p>[R-Test] script exits if user types yes or y with spaces in prefix or postfix</text:p>
          </table:table-cell>
        </table:table-row>
        <table:table-row table:style-name="ro1">
          <table:table-cell office:value-type="float" office:value="136332" calcext:value-type="float">
            <text:p>136332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NEEDINFO</text:p>
          </table:table-cell>
          <table:table-cell office:value-type="string" calcext:value-type="string">
            <text:p>[R-Test] kvmibm-upgrade-system outputs 'RuntimeError: Could not find the license: license/LI_en'</text:p>
          </table:table-cell>
        </table:table-row>
        <table:table-row table:style-name="ro1">
          <table:table-cell office:value-type="float" office:value="136241" calcext:value-type="float">
            <text:p>136241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[R-Test] confusing configuration of multipathed zFCP disks</text:p>
          </table:table-cell>
        </table:table-row>
        <table:table-row table:style-name="ro1">
          <table:table-cell office:value-type="float" office:value="136219" calcext:value-type="float">
            <text:p>136219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FIXEDAWAITINGTEST</text:p>
          </table:table-cell>
          <table:table-cell office:value-type="string" calcext:value-type="string">
            <text:p>[R-Test] kickstart file is a little bit messy after manual installation of Vulcan</text:p>
          </table:table-cell>
        </table:table-row>
        <table:table-row table:style-name="ro1">
          <table:table-cell office:value-type="float" office:value="136091" calcext:value-type="float">
            <text:p>136091</text:p>
          </table:table-cell>
          <table:table-cell office:value-type="string" calcext:value-type="string">
            <text:p>Web-Installer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Installation failed due to Cyrillic password</text:p>
          </table:table-cell>
        </table:table-row>
        <table:table-row table:style-name="ro1">
          <table:table-cell office:value-type="float" office:value="136104" calcext:value-type="float">
            <text:p>136104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FIXEDAWAITINGTEST</text:p>
          </table:table-cell>
          <table:table-cell office:value-type="string" calcext:value-type="string">
            <text:p>systemd: Failed to register to bus: Did not receive a reply - <text:s/>when booting Vulcan RC2 in 9TB LPAR using eckd</text:p>
          </table:table-cell>
        </table:table-row>
        <table:table-row table:style-name="ro1">
          <table:table-cell office:value-type="float" office:value="136041" calcext:value-type="float">
            <text:p>136041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GDB does not display the vector registers when info all-registers command is issued</text:p>
          </table:table-cell>
        </table:table-row>
        <table:table-row table:style-name="ro1">
          <table:table-cell office:value-type="float" office:value="136033" calcext:value-type="float">
            <text:p>136033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NEEDINFO</text:p>
          </table:table-cell>
          <table:table-cell office:value-type="string" calcext:value-type="string">
            <text:p>HVM: The SAN Adapter 'Symbolic Name' is not getting fully populated on all adapters</text:p>
          </table:table-cell>
        </table:table-row>
        <table:table-row table:style-name="ro1">
          <table:table-cell office:value-type="float" office:value="135960" calcext:value-type="float">
            <text:p>135960</text:p>
          </table:table-cell>
          <table:table-cell office:value-type="string" calcext:value-type="string">
            <text:p>Web-Installer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Installer doesn't show unformatted disks.</text:p>
          </table:table-cell>
        </table:table-row>
        <table:table-row table:style-name="ro1">
          <table:table-cell office:value-type="float" office:value="135887" calcext:value-type="float">
            <text:p>135887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httpd not able to start, blocked by new ssl config file</text:p>
          </table:table-cell>
        </table:table-row>
        <table:table-row table:style-name="ro1">
          <table:table-cell office:value-type="float" office:value="135730" calcext:value-type="float">
            <text:p>135730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fs mount fails with 500</text:p>
          </table:table-cell>
        </table:table-row>
        <table:table-row table:style-name="ro1">
          <table:table-cell office:value-type="float" office:value="135731" calcext:value-type="float">
            <text:p>135731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ount file system fails</text:p>
          </table:table-cell>
        </table:table-row>
        <table:table-row table:style-name="ro1">
          <table:table-cell office:value-type="float" office:value="135753" calcext:value-type="float">
            <text:p>135753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reate swap file fails</text:p>
          </table:table-cell>
        </table:table-row>
        <table:table-row table:style-name="ro1">
          <table:table-cell office:value-type="float" office:value="135758" calcext:value-type="float">
            <text:p>135758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elete physical volume fails with 500 status code</text:p>
          </table:table-cell>
        </table:table-row>
        <table:table-row table:style-name="ro1">
          <table:table-cell office:value-type="float" office:value="135760" calcext:value-type="float">
            <text:p>135760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Reduce Volume Group fails with 500 status code.</text:p>
          </table:table-cell>
        </table:table-row>
        <table:table-row table:style-name="ro1">
          <table:table-cell office:value-type="float" office:value="135761" calcext:value-type="float">
            <text:p>135761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xtend volume group with pv which is part of another vg - fails with 500</text:p>
          </table:table-cell>
        </table:table-row>
        <table:table-row table:style-name="ro1">
          <table:table-cell office:value-type="float" office:value="135762" calcext:value-type="float">
            <text:p>135762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xtend volume group fails</text:p>
          </table:table-cell>
        </table:table-row>
        <table:table-row table:style-name="ro1">
          <table:table-cell office:value-type="float" office:value="135764" calcext:value-type="float">
            <text:p>135764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elete volumegroup fails with 500</text:p>
          </table:table-cell>
        </table:table-row>
        <table:table-row table:style-name="ro1">
          <table:table-cell office:value-type="float" office:value="135781" calcext:value-type="float">
            <text:p>135781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Create partition fails with 500</text:p>
          </table:table-cell>
        </table:table-row>
        <table:table-row table:style-name="ro1">
          <table:table-cell office:value-type="float" office:value="135774" calcext:value-type="float">
            <text:p>135774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FIXEDAWAITINGTEST</text:p>
          </table:table-cell>
          <table:table-cell office:value-type="string" calcext:value-type="string">
            <text:p>NW: operation failed for cfginterface PUT with "BOOTPROTO":"autoip" for ipv4</text:p>
          </table:table-cell>
        </table:table-row>
        <table:table-row table:style-name="ro1">
          <table:table-cell office:value-type="float" office:value="135772" calcext:value-type="float">
            <text:p>135772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FIXEDAWAITINGTEST</text:p>
          </table:table-cell>
          <table:table-cell office:value-type="string" calcext:value-type="string">
            <text:p>MemoryError: Delete operation for /dasdpartitions fails with 500</text:p>
          </table:table-cell>
        </table:table-row>
        <table:table-row table:style-name="ro1">
          <table:table-cell office:value-type="float" office:value="135692" calcext:value-type="float">
            <text:p>135692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torage-&gt; FC LUNS. The error message while deleting a FC LUN path with invalid value <text:s/>is misleading.</text:p>
          </table:table-cell>
        </table:table-row>
        <table:table-row table:style-name="ro1">
          <table:table-cell office:value-type="float" office:value="135716" calcext:value-type="float">
            <text:p>135716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[UI] NW: Feature to support multiple activate and deactivate action on interface.</text:p>
          </table:table-cell>
        </table:table-row>
        <table:table-row table:style-name="ro1">
          <table:table-cell office:value-type="float" office:value="135756" calcext:value-type="float">
            <text:p>135756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[UI] <text:s/>NW :- Feature to provide user flexibility to give VLAN name</text:p>
          </table:table-cell>
        </table:table-row>
        <table:table-row table:style-name="ro1">
          <table:table-cell office:value-type="float" office:value="135738" calcext:value-type="float">
            <text:p>135738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[NW] Not able to restart the network</text:p>
          </table:table-cell>
        </table:table-row>
        <table:table-row table:style-name="ro1">
          <table:table-cell office:value-type="float" office:value="135752" calcext:value-type="float">
            <text:p>135752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W: Feature to cleanup of attributes which are not necessary in ifcfg file</text:p>
          </table:table-cell>
        </table:table-row>
        <table:table-row table:style-name="ro1">
          <table:table-cell office:value-type="float" office:value="135778" calcext:value-type="float">
            <text:p>135778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irewall zones configuration for the network interfaces</text:p>
          </table:table-cell>
        </table:table-row>
        <table:table-row table:style-name="ro1">
          <table:table-cell office:value-type="float" office:value="135796" calcext:value-type="float">
            <text:p>135796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eed to have new API call to list all avilable firewall zones</text:p>
          </table:table-cell>
        </table:table-row>
        <table:table-row table:style-name="ro1">
          <table:table-cell office:value-type="float" office:value="135823" calcext:value-type="float">
            <text:p>135823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[Storage] HVM: Switch tab when formatting ECKD device going on shows incorrect information in "Storage Device' panel</text:p>
          </table:table-cell>
        </table:table-row>
        <table:table-row table:style-name="ro1">
          <table:table-cell office:value-type="float" office:value="135777" calcext:value-type="float">
            <text:p>135777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FIXEDAWAITINGTEST</text:p>
          </table:table-cell>
          <table:table-cell office:value-type="string" calcext:value-type="string">
            <text:p>NW: Getting "Bootpro missing" for PUT operation for cfginterface</text:p>
          </table:table-cell>
        </table:table-row>
        <table:table-row table:style-name="ro1">
          <table:table-cell office:value-type="float" office:value="135718" calcext:value-type="float">
            <text:p>135718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W: Removal of libvirt from ginger.</text:p>
          </table:table-cell>
        </table:table-row>
        <table:table-row table:style-name="ro1">
          <table:table-cell office:value-type="float" office:value="135795" calcext:value-type="float">
            <text:p>135795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ilter loopback(lo) and virtual bridge from network interfaces list</text:p>
          </table:table-cell>
        </table:table-row>
        <table:table-row table:style-name="ro1">
          <table:table-cell office:value-type="float" office:value="135811" calcext:value-type="float">
            <text:p>135811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Ginger : Removal of libvirt dependency on interfaces</text:p>
          </table:table-cell>
        </table:table-row>
        <table:table-row table:style-name="ro1">
          <table:table-cell office:value-type="float" office:value="135812" calcext:value-type="float">
            <text:p>135812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[TODO]: Listing correct slaves while creating Bond and VLAN from UI</text:p>
          </table:table-cell>
        </table:table-row>
        <table:table-row table:style-name="ro1">
          <table:table-cell office:value-type="float" office:value="135801" calcext:value-type="float">
            <text:p>135801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Issue while performing GET or PUT operation, performed after PUT operation with any parameter as "" even with DEVICE</text:p>
          </table:table-cell>
        </table:table-row>
        <table:table-row table:style-name="ro1">
          <table:table-cell office:value-type="float" office:value="135803" calcext:value-type="float">
            <text:p>135803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Issue while updating MTU in network interface file.</text:p>
          </table:table-cell>
        </table:table-row>
        <table:table-row table:style-name="ro1">
          <table:table-cell office:value-type="float" office:value="135571" calcext:value-type="float">
            <text:p>135571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HVM: ECKD Device - no formatting Options</text:p>
          </table:table-cell>
        </table:table-row>
        <table:table-row table:style-name="ro1">
          <table:table-cell office:value-type="float" office:value="135572" calcext:value-type="float">
            <text:p>135572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VM: No way visible to 'Blacklist' a storage device</text:p>
          </table:table-cell>
        </table:table-row>
        <table:table-row table:style-name="ro1">
          <table:table-cell office:value-type="float" office:value="135418" calcext:value-type="float">
            <text:p>135418</text:p>
          </table:table-cell>
          <table:table-cell office:value-type="string" calcext:value-type="string">
            <text:p>HV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wok package update for metis-beta3 release</text:p>
          </table:table-cell>
        </table:table-row>
        <table:table-row table:style-name="ro1">
          <table:table-cell office:value-type="float" office:value="135182" calcext:value-type="float">
            <text:p>13518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FIXEDAWAITINGTEST</text:p>
          </table:table-cell>
          <table:table-cell office:value-type="string" calcext:value-type="string">
            <text:p>No repository found in the system</text:p>
          </table:table-cell>
        </table:table-row>
        <table:table-row table:style-name="ro1">
          <table:table-cell office:value-type="float" office:value="134985" calcext:value-type="float">
            <text:p>134985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lnxhc run does not fetch correct runlevel</text:p>
          </table:table-cell>
        </table:table-row>
        <table:table-row table:style-name="ro1">
          <table:table-cell office:value-type="float" office:value="133983" calcext:value-type="float">
            <text:p>133983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FIXEDAWAITINGTEST</text:p>
          </table:table-cell>
          <table:table-cell office:value-type="string" calcext:value-type="string">
            <text:p>initrd contains s390-tools but some dependencies for them are missing</text:p>
          </table:table-cell>
        </table:table-row>
        <table:table-row table:style-name="ro1">
          <table:table-cell office:value-type="float" office:value="133985" calcext:value-type="float">
            <text:p>133985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FIXEDAWAITINGTEST</text:p>
          </table:table-cell>
          <table:table-cell office:value-type="string" calcext:value-type="string">
            <text:p>perl compilation problems in dracut for lsmem chmem and lsluns</text:p>
          </table:table-cell>
        </table:table-row>
        <table:table-row table:style-name="ro1">
          <table:table-cell office:value-type="float" office:value="133888" calcext:value-type="float">
            <text:p>133888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GDB core dumps when trying to debug a KVM guest</text:p>
          </table:table-cell>
        </table:table-row>
        <table:table-row table:style-name="ro1">
          <table:table-cell office:value-type="float" office:value="132559" calcext:value-type="float">
            <text:p>132559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Move <text:s/>post changes of /etc/sysctl.conf to rpm pack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0/00/0000</text:date>, <text:time style:data-style-name="N2" text:time-value="0000-00-00T00:00:02.3111980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$Build-2</meta:generator>
    <dc:date>2016-03-25T11:29:12.008610519</dc:date>
    <dc:creator>twu </dc:creator>
    <meta:editing-duration>P0D</meta:editing-duration>
    <meta:editing-cycles>1</meta:editing-cycles>
    <meta:document-statistic meta:table-count="1" meta:cell-count="508" meta:object-count="0"/>
  </office:meta>
</office:document-meta>
</file>